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CERNING UNDERSTANDING (8:1, 16-1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CERNING UNDERSTANDING (8:1, 16-1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sdom brightens a person's appearance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sdom comes only from God (8:16-1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8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CONCERNING UNDERSTANDING (8:1, 16-1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CONCERNING UNQUESTIONED OBEDIENCE (8:2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bey the king, for his word is supreme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ONCERNING UNCERTAINTY (8:6-8): No one can escape death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CONCERNING UNFAIRNESS (8:9-1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CONCERNING UNFAIRNESS (8:9-14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Solomon's frustration (8:9-11, 14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Solomon's frustration (8:9-11, 14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y do the wicked often receive that which the righteous deserve (8:9-11)?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y do the righteous often receive that which the wicked deserve (8:14)?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CONCERNING UNFAIRNESS (8:9-14)<text:s text:c="1"/></text:span><text:span text:style-name="a506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Solomon's frustration (8:9-11, 1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olomon's realization (8:12-1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God will eventually punish the wicked!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CCLESIASTES 8<text:s text:c="1"/></text:span><text:span text:style-name="a524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CONCERNING UNDERSTANDING (8:1, 16-1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ONCERNING UNQUESTIONED OBEDIENCE (8:2-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Obey the king, for his word is suprem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ONCERNING UNCERTAINTY (8:6-8): No one can escape death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ONCERNING UNFAIRNESS (8:9-1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CONCERNING THE ULTIMATE (8:15): Be content, and enjoy life!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8 </dc:title>
    <meta:initial-creator>David STRICKLAND</meta:initial-creator>
    <dc:creator>David STRICKLAND</dc:creator>
    <meta:creation-date>2020-02-24T10:51:23Z</meta:creation-date>
    <dc:date>2020-02-24T10:51:23Z</dc:date>
    <meta:template xlink:href="BibleStudy" xlink:type="simple"/>
    <meta:editing-cycles>1</meta:editing-cycles>
    <meta:editing-duration>PT0S</meta:editing-duration>
    <meta:document-statistic meta:paragraph-count="27" meta:word-count="207"/>
  </office:meta>
</office:document-meta>
</file>